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1/4mil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/2miles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.5km-1mile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2miles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3miles-5km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4mile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5miles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Total(1/12/11)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string">
            <text:p>6miles-10km</text:p>
          </table:table-cell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7-8miles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km-10miles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11-13.1miles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25km-15miles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0k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.2miles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0km-40miles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0miles</text:p>
          </table:table-cell>
          <table:table-cell office:value-type="float" office:value="4">
            <text:p>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4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2-26T19:59:01</meta:creation-date>
    <dc:date>2011-01-12T14:10:19.34</dc:date>
    <meta:editing-cycles>4</meta:editing-cycles>
    <meta:editing-duration>PT00H33M01S</meta:editing-duration>
    <dc:creator>James Lombardi</dc:cre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